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4.32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1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1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opacity="100%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15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1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5" style:family="paragraph">
      <style:paragraph-properties fo:text-align="center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40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1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2" style:family="paragraph">
      <loext:graphic-properties draw:fill="none" draw:fill-color="#ffffff" draw:opacity="100%"/>
      <style:paragraph-properties style:writing-mode="lr-tb" style:font-independent-line-spacing="true"/>
      <style:text-properties fo:color="#000000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6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8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3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5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T1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cccccc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cccccc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fo:color="#cccccc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" style:family="text">
      <style:text-properties fo:color="#cccccc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5.4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19.5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5" draw:layer="layout" svg:width="2.487cm" svg:height="1.023cm" svg:x="21.9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3" draw:text-style-name="P18" xml:id="id15" draw:id="id15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6" draw:id="id1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xml:id="id17" draw:id="id17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6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22" xml:id="id7" draw:id="id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6" xml:id="id10" draw:id="id1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3" draw:id="id13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18" draw:id="id1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7" draw:start-glue-point="2" draw:end-shape="id8" draw:end-glue-point="0" svg:d="M18696 10047l5 1157" svg:viewBox="0 0 6 1158">
          <text:p/>
        </draw:connector>
        <draw:custom-shape draw:style-name="gr34" draw:text-style-name="P26" xml:id="id12" draw:id="id1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xml:id="id8" draw:id="id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xml:id="id14" draw:id="id14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xml:id="id11" draw:id="id11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29" xml:id="id9" draw:id="id9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" draw:start-glue-point="8" draw:end-shape="id1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11" draw:start-glue-point="8" draw:end-shape="id12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13" draw:start-glue-point="0" draw:end-shape="id10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14" draw:start-glue-point="0" draw:end-shape="id12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15" draw:start-glue-point="1" draw:end-shape="id16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17" draw:start-glue-point="3" draw:end-shape="id7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15" draw:start-glue-point="0" draw:end-shape="id17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10" draw:start-glue-point="0" draw:end-shape="id15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16" draw:start-glue-point="2" draw:end-shape="id18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18" draw:start-glue-point="3" draw:end-shape="id10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12" draw:start-glue-point="0" draw:end-shape="id17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8" draw:start-glue-point="1" draw:end-shape="id12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12" draw:start-glue-point="5" draw:end-shape="id18" draw:end-glue-point="2" svg:d="M22661 12739v1336h-11560v-1336" svg:viewBox="0 0 11561 1337">
          <text:p/>
        </draw:connector>
        <draw:custom-shape draw:style-name="gr44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24" draw:layer="layout" svg:width="3.093cm" svg:height="0.642cm" svg:x="4.832cm" svg:y="16.935cm">
          <text:list text:style-name="L1">
            <text:list-header>
              <text:p text:style-name="P23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4" draw:layer="layout" svg:width="2.907cm" svg:height="0.642cm" svg:x="22.028cm" svg:y="16.944cm">
          <text:list text:style-name="L1">
            <text:list-header>
              <text:p text:style-name="P23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4" draw:layer="layout" svg:width="1.937cm" svg:height="0.642cm" svg:x="5.505cm" svg:y="3.169cm">
          <text:list text:style-name="L1">
            <text:list-header>
              <text:p text:style-name="P2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24" draw:layer="layout" svg:width="1.912cm" svg:height="0.642cm" svg:x="22.412cm" svg:y="3.21cm">
          <text:list text:style-name="L1">
            <text:list-header>
              <text:p text:style-name="P2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10" draw:start-glue-point="5" draw:end-shape="id8" draw:end-glue-point="2" svg:d="M7166 12733v518h11535v-512" svg:viewBox="0 0 11536 519">
          <text:p/>
        </draw:connector>
        <draw:custom-shape draw:style-name="gr61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3" draw:text-style-name="P36" draw:layer="layout" svg:x1="12.068cm" svg:y1="7.024cm" svg:x2="17.412cm" svg:y2="7.024cm">
          <text:p text:style-name="P35"><text:span text:style-name="T11">Mail Trust</text:span></text:p>
        </draw:line>
        <draw:g>
          <draw:polygon draw:style-name="gr64" draw:text-style-name="P3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65" draw:text-style-name="P39" draw:layer="layout" svg:width="3.398cm" svg:height="0.705cm" svg:x="13.083cm" svg:y="10.277cm">
          <text:list text:style-name="L1">
            <text:list-header>
              <text:p text:style-name="P38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6" draw:layer="layout" svg:x1="12.058cm" svg:y1="14.936cm" svg:x2="17.402cm" svg:y2="14.936cm">
          <text:p text:style-name="P35"><text:span text:style-name="T11">UMA Trust</text:span></text:p>
        </draw:line>
      </draw:page>
      <draw:page draw:name="page3" draw:style-name="dp1" draw:master-page-name="Default">
        <draw:custom-shape draw:style-name="gr67" draw:text-style-name="P18" xml:id="id27" draw:id="id27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8" draw:id="id2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9" draw:id="id29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70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2" xml:id="id19" draw:id="id1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6" xml:id="id22" draw:id="id2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8" xml:id="id25" draw:id="id25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7" xml:id="id30" draw:id="id3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19" draw:start-glue-point="2" draw:end-shape="id20" draw:end-glue-point="0" svg:d="M18696 10047l5 1157" svg:viewBox="0 0 6 1158">
          <text:p/>
        </draw:connector>
        <draw:custom-shape draw:style-name="gr77" draw:text-style-name="P26" xml:id="id24" draw:id="id2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0" draw:id="id2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8" xml:id="id26" draw:id="id26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3" draw:id="id23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1" draw:text-style-name="P29" xml:id="id21" draw:id="id21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1" draw:start-glue-point="8" draw:end-shape="id2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23" draw:start-glue-point="8" draw:end-shape="id24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25" draw:start-glue-point="0" draw:end-shape="id22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26" draw:start-glue-point="0" draw:end-shape="id24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27" draw:start-glue-point="1" draw:end-shape="id28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29" draw:start-glue-point="3" draw:end-shape="id19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27" draw:start-glue-point="0" draw:end-shape="id29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22" draw:start-glue-point="0" draw:end-shape="id27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28" draw:start-glue-point="2" draw:end-shape="id30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30" draw:start-glue-point="3" draw:end-shape="id22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24" draw:start-glue-point="0" draw:end-shape="id29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20" draw:start-glue-point="1" draw:end-shape="id24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24" draw:start-glue-point="5" draw:end-shape="id30" draw:end-glue-point="2" svg:d="M22661 12739v1336h-11560v-1336" svg:viewBox="0 0 11561 1337">
          <text:p/>
        </draw:connector>
        <draw:custom-shape draw:style-name="gr82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4" draw:layer="layout" svg:width="3.093cm" svg:height="0.642cm" svg:x="4.832cm" svg:y="16.935cm">
          <text:list text:style-name="L1">
            <text:list-header>
              <text:p text:style-name="P23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4" draw:layer="layout" svg:width="2.907cm" svg:height="0.642cm" svg:x="22.028cm" svg:y="16.944cm">
          <text:list text:style-name="L1">
            <text:list-header>
              <text:p text:style-name="P23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4" draw:layer="layout" svg:width="1.937cm" svg:height="0.642cm" svg:x="5.505cm" svg:y="3.169cm">
          <text:list text:style-name="L1">
            <text:list-header>
              <text:p text:style-name="P2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4" draw:layer="layout" svg:width="1.912cm" svg:height="0.642cm" svg:x="22.412cm" svg:y="3.21cm">
          <text:list text:style-name="L1">
            <text:list-header>
              <text:p text:style-name="P2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22" draw:start-glue-point="5" draw:end-shape="id20" draw:end-glue-point="2" svg:d="M7166 12733v518h11535v-512" svg:viewBox="0 0 11536 519">
          <text:p/>
        </draw:connector>
        <draw:custom-shape draw:style-name="gr96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98" draw:text-style-name="P18" xml:id="id39" draw:id="id39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xml:id="id40" draw:id="id4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2" xml:id="id41" draw:id="id41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1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2" xml:id="id31" draw:id="id3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6" xml:id="id34" draw:id="id3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8" xml:id="id37" draw:id="id37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7" xml:id="id42" draw:id="id4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31" draw:start-glue-point="2" draw:end-shape="id32" draw:end-glue-point="0" svg:d="M18696 10047l5 1157" svg:viewBox="0 0 6 1158">
          <text:p/>
        </draw:connector>
        <draw:custom-shape draw:style-name="gr108" draw:text-style-name="P40" xml:id="id36" draw:id="id3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9"><text:span text:style-name="T5">UMA</text:span></text:p>
            </text:list-header>
            <text:list-item>
              <text:p text:style-name="P19"><text:span text:style-name="T6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8" xml:id="id32" draw:id="id3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1" xml:id="id38" draw:id="id38" draw:layer="layout" svg:width="3.048cm" svg:height="1.535cm" svg:x="21.877cm" svg:y="15.004cm">
          <text:list text:style-name="L1">
            <text:list-header>
              <text:p text:style-name="P19"><text:span text:style-name="T13">Webmail</text:span></text:p>
            </text:list-header>
            <text:list-item>
              <text:p text:style-name="P19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1" xml:id="id35" draw:id="id35" draw:layer="layout" svg:width="1.932cm" svg:height="1.889cm" svg:x="25.775cm" svg:y="11.03cm">
          <text:list text:style-name="L1">
            <text:list-header>
              <text:p text:style-name="P20"><text:span text:style-name="T13">Data</text:span></text:p>
              <text:p text:style-name="P20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2" draw:text-style-name="P29" xml:id="id33" draw:id="id33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33" draw:start-glue-point="8" draw:end-shape="id34" draw:end-glue-point="3" svg:d="M4033 11966l844 5" svg:viewBox="0 0 845 6">
          <text:p/>
        </draw:connector>
        <draw:connector draw:style-name="gr113" draw:text-style-name="P9" draw:layer="layout" draw:type="line" svg:x1="25.775cm" svg:y1="11.974cm" svg:x2="24.925cm" svg:y2="11.971cm" draw:start-shape="id35" draw:start-glue-point="8" draw:end-shape="id36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37" draw:start-glue-point="0" draw:end-shape="id34" draw:end-glue-point="2" svg:d="M6401 15004v-2265" svg:viewBox="0 0 1 2266">
          <text:p/>
        </draw:connector>
        <draw:connector draw:style-name="gr114" draw:text-style-name="P9" draw:layer="layout" draw:type="line" svg:x1="23.401cm" svg:y1="15.004cm" svg:x2="23.401cm" svg:y2="12.739cm" draw:start-shape="id38" draw:start-glue-point="0" draw:end-shape="id36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39" draw:start-glue-point="1" draw:end-shape="id40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41" draw:start-glue-point="3" draw:end-shape="id31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39" draw:start-glue-point="0" draw:end-shape="id41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34" draw:start-glue-point="0" draw:end-shape="id39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40" draw:start-glue-point="2" draw:end-shape="id42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42" draw:start-glue-point="3" draw:end-shape="id34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36" draw:start-glue-point="0" draw:end-shape="id41" draw:end-glue-point="2" svg:d="M23401 11204l-45-3062" svg:viewBox="0 0 46 3063">
          <text:p/>
        </draw:connector>
        <draw:connector draw:style-name="gr42" draw:text-style-name="P9" draw:layer="layout" draw:type="line" svg:x1="20.225cm" svg:y1="11.971cm" svg:x2="21.877cm" svg:y2="11.971cm" draw:start-shape="id32" draw:start-glue-point="1" draw:end-shape="id36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36" draw:start-glue-point="5" draw:end-shape="id42" draw:end-glue-point="2" svg:d="M22661 12739v1336h-11560v-1336" svg:viewBox="0 0 11561 1337">
          <text:p/>
        </draw:connector>
        <draw:custom-shape draw:style-name="gr115" draw:text-style-name="P33" draw:layer="layout" svg:width="2.195cm" svg:height="0.642cm" svg:x="14.958cm" svg:y="12.478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42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3" draw:layer="layout" svg:width="1.408cm" svg:height="0.642cm" svg:x="20.279cm" svg:y="11.302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3" draw:layer="layout" svg:width="1.408cm" svg:height="0.642cm" svg:x="23.393cm" svg:y="13.614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4" draw:layer="layout" svg:width="3.093cm" svg:height="0.642cm" svg:x="4.832cm" svg:y="16.935cm">
          <text:list text:style-name="L1">
            <text:list-header>
              <text:p text:style-name="P23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3" draw:layer="layout" svg:width="2.907cm" svg:height="0.642cm" svg:x="22.028cm" svg:y="16.944cm">
          <text:list text:style-name="L1">
            <text:list-header>
              <text:p text:style-name="P32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4" draw:layer="layout" svg:width="1.937cm" svg:height="0.642cm" svg:x="5.505cm" svg:y="3.169cm">
          <text:list text:style-name="L1">
            <text:list-header>
              <text:p text:style-name="P2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4" draw:layer="layout" svg:width="1.912cm" svg:height="0.642cm" svg:x="22.412cm" svg:y="3.21cm">
          <text:list text:style-name="L1">
            <text:list-header>
              <text:p text:style-name="P2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" draw:text-style-name="P9" draw:layer="layout" svg:x1="7.166cm" svg:y1="12.733cm" svg:x2="18.701cm" svg:y2="12.739cm" draw:start-shape="id34" draw:start-glue-point="5" draw:end-shape="id32" draw:end-glue-point="2" svg:d="M7166 12733v518h11535v-512" svg:viewBox="0 0 11536 519">
          <text:p/>
        </draw:connector>
        <draw:custom-shape draw:style-name="gr130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132" draw:text-style-name="P45" xml:id="id51" draw:id="id51" draw:layer="layout" svg:width="3.048cm" svg:height="1.473cm" svg:x="4.877cm" svg:y="6.669cm">
          <text:list text:style-name="L1">
            <text:list-header>
              <text:p text:style-name="P43"><text:span text:style-name="T5">MTA</text:span></text:p>
            </text:list-header>
            <text:list-item>
              <text:p text:style-name="P44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5" xml:id="id52" draw:id="id5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3"><text:span text:style-name="T5">MAA</text:span></text:p>
            </text:list-header>
            <text:list-item>
              <text:p text:style-name="P44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6" xml:id="id53" draw:id="id53" draw:layer="layout" svg:width="3.048cm" svg:height="1.473cm" svg:x="21.832cm" svg:y="6.669cm">
          <text:list text:style-name="L1">
            <text:list-header>
              <text:p text:style-name="P44"><text:span text:style-name="T5">MTA</text:span></text:p>
            </text:list-header>
            <text:list-item>
              <text:p text:style-name="P44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5" draw:text-style-name="P48" draw:layer="layout" svg:width="2.479cm" svg:height="0.642cm" svg:x="14.906cm" svg:y="5.354cm">
          <text:list text:style-name="L1">
            <text:list-header>
              <text:p text:style-name="P47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46" xml:id="id43" draw:id="id4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5">MAA</text:span></text:p>
            </text:list-header>
            <text:list-item>
              <text:p text:style-name="P44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9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9" draw:layer="layout" svg:width="3.048cm" svg:height="1.473cm" svg:x="21.879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8" xml:id="id46" draw:id="id4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5" xml:id="id49" draw:id="id49" draw:layer="layout" svg:width="3.048cm" svg:height="1.535cm" svg:x="4.877cm" svg:y="15.004cm">
          <text:list text:style-name="L1">
            <text:list-header>
              <text:p text:style-name="P43"><text:span text:style-name="T13">Webmail</text:span></text:p>
            </text:list-header>
            <text:list-item>
              <text:p text:style-name="P43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0" xml:id="id54" draw:id="id5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4"><text:span text:style-name="T7">UMA/MFA</text:span></text:p>
            </text:list-header>
            <text:list-item>
              <text:p text:style-name="P44"><text:span text:style-name="T6">Requesting Party Client</text:span></text:p>
            </text:list-item>
            <text:list-item>
              <text:p text:style-name="P44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9" draw:layer="layout" draw:type="line" svg:x1="18.696cm" svg:y1="10.047cm" svg:x2="18.701cm" svg:y2="11.204cm" draw:start-shape="id43" draw:start-glue-point="2" draw:end-shape="id44" draw:end-glue-point="0" svg:d="M18696 10047l5 1157" svg:viewBox="0 0 6 1158">
          <text:p/>
        </draw:connector>
        <draw:custom-shape draw:style-name="gr142" draw:text-style-name="P8" xml:id="id48" draw:id="id4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1" xml:id="id44" draw:id="id4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8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" xml:id="id50" draw:id="id50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52" xml:id="id47" draw:id="id47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6" draw:text-style-name="P52" xml:id="id45" draw:id="id4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5" draw:start-glue-point="8" draw:end-shape="id46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7" draw:start-glue-point="8" draw:end-shape="id48" draw:end-glue-point="1" svg:d="M25775 11974l-850-3" svg:viewBox="0 0 851 4">
          <text:p/>
        </draw:connector>
        <draw:connector draw:style-name="gr147" draw:text-style-name="P9" draw:layer="layout" draw:type="line" svg:x1="6.401cm" svg:y1="15.004cm" svg:x2="6.401cm" svg:y2="12.739cm" draw:start-shape="id49" draw:start-glue-point="0" draw:end-shape="id46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50" draw:start-glue-point="0" draw:end-shape="id48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51" draw:start-glue-point="1" draw:end-shape="id52" draw:end-glue-point="0" svg:d="M7925 7405h3176v1165" svg:viewBox="0 0 3177 1166">
          <text:p/>
        </draw:connector>
        <draw:connector draw:style-name="gr42" draw:text-style-name="P9" draw:layer="layout" svg:x1="21.832cm" svg:y1="7.405cm" svg:x2="18.696cm" svg:y2="8.574cm" draw:start-shape="id53" draw:start-glue-point="3" draw:end-shape="id43" draw:end-glue-point="0" svg:d="M21832 7405h-3136v1169" svg:viewBox="0 0 3137 1170">
          <text:p/>
        </draw:connector>
        <draw:connector draw:style-name="gr147" draw:text-style-name="P9" draw:layer="layout" svg:x1="6.401cm" svg:y1="6.669cm" svg:x2="23.356cm" svg:y2="6.669cm" draw:start-shape="id51" draw:start-glue-point="0" draw:end-shape="id53" draw:end-glue-point="0" svg:d="M6401 6669v-514h16955v514" svg:viewBox="0 0 16956 515">
          <text:p/>
        </draw:connector>
        <draw:connector draw:style-name="gr42" draw:text-style-name="P9" draw:layer="layout" draw:type="line" svg:x1="6.401cm" svg:y1="11.204cm" svg:x2="6.401cm" svg:y2="8.142cm" draw:start-shape="id46" draw:start-glue-point="0" draw:end-shape="id51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52" draw:start-glue-point="2" draw:end-shape="id54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54" draw:start-glue-point="3" draw:end-shape="id46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48" draw:start-glue-point="0" draw:end-shape="id53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44" draw:start-glue-point="1" draw:end-shape="id48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48" draw:start-glue-point="5" draw:end-shape="id54" draw:end-glue-point="2" svg:d="M22661 12739v1336h-11560v-1336" svg:viewBox="0 0 11561 1337">
          <text:p/>
        </draw:connector>
        <draw:custom-shape draw:style-name="gr148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5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48" draw:layer="layout" svg:width="1.497cm" svg:height="0.642cm" svg:x="23.429cm" svg:y="9.438cm">
          <text:list text:style-name="L1">
            <text:list-header>
              <text:p text:style-name="P4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48" draw:layer="layout" svg:width="2.487cm" svg:height="0.642cm" svg:x="11.091cm" svg:y="10.196cm">
          <text:list text:style-name="L1">
            <text:list-header>
              <text:p text:style-name="P47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48" draw:layer="layout" svg:width="2.487cm" svg:height="0.642cm" svg:x="18.694cm" svg:y="10.208cm">
          <text:list text:style-name="L1">
            <text:list-header>
              <text:p text:style-name="P47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48" draw:layer="layout" svg:width="1.408cm" svg:height="0.642cm" svg:x="8.065cm" svg:y="11.29cm">
          <text:list text:style-name="L1">
            <text:list-header>
              <text:p text:style-name="P47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8" draw:layer="layout" svg:width="1.497cm" svg:height="0.642cm" svg:x="19.633cm" svg:y="6.75cm">
          <text:list text:style-name="L1">
            <text:list-header>
              <text:p text:style-name="P4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48" draw:layer="layout" svg:width="1.408cm" svg:height="0.642cm" svg:x="6.379cm" svg:y="13.602cm">
          <text:list text:style-name="L1">
            <text:list-header>
              <text:p text:style-name="P47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48" draw:layer="layout" svg:width="3.093cm" svg:height="0.642cm" svg:x="4.832cm" svg:y="16.935cm">
          <text:list text:style-name="L1">
            <text:list-header>
              <text:p text:style-name="P47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46" draw:start-glue-point="5" draw:end-shape="id44" draw:end-glue-point="2" svg:d="M7166 12733v518h11535v-512" svg:viewBox="0 0 11536 519">
          <text:p/>
        </draw:connector>
        <draw:custom-shape draw:style-name="gr163" draw:text-style-name="P54" draw:layer="layout" svg:width="2.195cm" svg:height="0.642cm" svg:x="14.96cm" svg:y="13.487cm">
          <text:list text:style-name="L1">
            <text:list-header>
              <text:p text:style-name="P47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54" draw:layer="layout" svg:width="1.497cm" svg:height="0.642cm" svg:x="8.937cm" svg:y="6.762cm">
          <text:list text:style-name="L1">
            <text:list-header>
              <text:p text:style-name="P4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65" draw:text-style-name="P2" xml:id="id59" draw:id="id59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" xml:id="id60" draw:id="id60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167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8" xml:id="id56" draw:id="id56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55" draw:id="id55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8" xml:id="id58" draw:id="id58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" xml:id="id57" draw:id="id57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55" draw:start-glue-point="0" draw:end-shape="id56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57" draw:start-glue-point="0" draw:end-shape="id58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59" draw:start-glue-point="1" draw:end-shape="id60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56" draw:start-glue-point="0" draw:end-shape="id59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58" draw:start-glue-point="0" draw:end-shape="id60" draw:end-glue-point="2" svg:d="M22671 9806l-16-2205" svg:viewBox="0 0 17 2206">
          <text:p/>
        </draw:connector>
        <draw:custom-shape draw:style-name="gr17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174cm" svg:y1="10.822cm" svg:x2="20.639cm" svg:y2="10.822cm" draw:start-shape="id56" draw:start-glue-point="1" draw:end-shape="id58" draw:end-glue-point="3" svg:d="M9174 10822h11465" svg:viewBox="0 0 11466 1">
          <text:p/>
        </draw:connector>
      </draw:page>
      <draw:page draw:name="page7" draw:style-name="dp1" draw:master-page-name="Default">
        <draw:custom-shape draw:style-name="gr181" draw:text-style-name="P2" xml:id="id65" draw:id="id65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" xml:id="id66" draw:id="id66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183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8" xml:id="id62" draw:id="id62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" xml:id="id61" draw:id="id61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8" xml:id="id64" draw:id="id64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" xml:id="id63" draw:id="id63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61" draw:start-glue-point="0" draw:end-shape="id62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63" draw:start-glue-point="0" draw:end-shape="id64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65" draw:start-glue-point="1" draw:end-shape="id66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62" draw:start-glue-point="0" draw:end-shape="id65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64" draw:start-glue-point="0" draw:end-shape="id66" draw:end-glue-point="2" svg:d="M22671 9806l-16-2205" svg:viewBox="0 0 17 2206">
          <text:p/>
        </draw:connector>
        <draw:custom-shape draw:style-name="gr188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174cm" svg:y1="10.822cm" svg:x2="20.639cm" svg:y2="10.822cm" draw:start-shape="id62" draw:start-glue-point="1" draw:end-shape="id64" draw:end-glue-point="3" svg:d="M9174 10822h11465" svg:viewBox="0 0 11466 1">
          <text:p/>
        </draw:connector>
        <draw:line draw:style-name="gr63" draw:text-style-name="P36" draw:layer="layout" svg:x1="12.109cm" svg:y1="7.324cm" svg:x2="17.453cm" svg:y2="7.324cm">
          <text:p text:style-name="P35"><text:span text:style-name="T11">Mail Trust</text:span></text:p>
        </draw:line>
        <draw:g>
          <draw:polygon draw:style-name="gr64" draw:text-style-name="P37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197" draw:text-style-name="P39" draw:layer="layout" svg:width="3.398cm" svg:height="0.705cm" svg:x="13.083cm" svg:y="9.177cm">
          <text:list text:style-name="L1">
            <text:list-header>
              <text:p text:style-name="P38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6" draw:layer="layout" svg:x1="12.099cm" svg:y1="12.036cm" svg:x2="17.443cm" svg:y2="12.036cm">
          <text:p text:style-name="P35"><text:span text:style-name="T11">UMA Trust</text:span></text:p>
        </draw:line>
      </draw:page>
      <draw:page draw:name="page8" draw:style-name="dp1" draw:master-page-name="Default">
        <draw:custom-shape draw:style-name="gr198" draw:text-style-name="P2" xml:id="id71" draw:id="id7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4" xml:id="id72" draw:id="id7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00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8" xml:id="id68" draw:id="id6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xml:id="id67" draw:id="id6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8" xml:id="id70" draw:id="id7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" xml:id="id69" draw:id="id6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67" draw:start-glue-point="0" draw:end-shape="id6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69" draw:start-glue-point="0" draw:end-shape="id70" draw:end-glue-point="2" svg:d="M22680 13904l-9-2066" svg:viewBox="0 0 10 2067">
          <text:p/>
        </draw:connector>
        <draw:connector draw:style-name="gr39" draw:text-style-name="P9" draw:layer="layout" svg:x1="9.174cm" svg:y1="6.585cm" svg:x2="20.623cm" svg:y2="6.585cm" draw:start-shape="id71" draw:start-glue-point="1" draw:end-shape="id7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68" draw:start-glue-point="0" draw:end-shape="id7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70" draw:start-glue-point="0" draw:end-shape="id72" draw:end-glue-point="2" svg:d="M22671 9806l-16-2205" svg:viewBox="0 0 17 2206">
          <text:p/>
        </draw:connector>
        <draw:custom-shape draw:style-name="gr205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9" draw:layer="layout" svg:x1="9.174cm" svg:y1="10.332cm" svg:x2="20.639cm" svg:y2="10.332cm" draw:start-shape="id68" draw:start-glue-point="6" draw:end-shape="id70" draw:end-glue-point="6" svg:d="M9174 10332h11465" svg:viewBox="0 0 11466 1">
          <text:p/>
        </draw:connector>
        <draw:connector draw:style-name="gr215" draw:text-style-name="P9" draw:layer="layout" svg:x1="9.174cm" svg:y1="11.331cm" svg:x2="20.639cm" svg:y2="11.331cm" draw:start-shape="id68" draw:start-glue-point="7" draw:end-shape="id70" draw:end-glue-point="7" svg:d="M9174 11331h11465" svg:viewBox="0 0 11466 1">
          <text:p/>
        </draw:connector>
        <draw:custom-shape draw:style-name="gr216" draw:text-style-name="P56" draw:layer="layout" svg:width="5.612cm" svg:height="0.642cm" svg:x="14.95cm" svg:y="10.719cm">
          <text:list text:style-name="L1">
            <text:list-header>
              <text:p text:style-name="P55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41" draw:display-name="Gradient 41" draw:style="linear" draw:start-color="#f7d1d5" draw:end-color="#b4c7dc" draw:start-intensity="100%" draw:end-intensity="100%" draw:angle="900" draw:border="0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31T11:36:26.624165939</dc:date>
    <dc:creator>Igor Zboran</dc:creator>
    <meta:editing-duration>PT15H41M53S</meta:editing-duration>
    <meta:editing-cycles>193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keyword>mail email webmail uma authorization</meta:keyword>
    <dc:subject>a2es</dc:subject>
    <dc:title>Authorization-Enhanced Email System</dc:title>
    <meta:document-statistic meta:object-count="308"/>
  </office:meta>
</office:document-meta>
</file>